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how we have structured our achitechture in this project. </text:p>
      <text:p text:style-name="Standard"/>
      <text:p text:style-name="Standard">We have used python and sql and also AWS where we have our database. </text:p>
      <text:p text:style-name="Standard"/>
      <text:p text:style-name="Standard">The project was divieded into five different steps, raw, harmonized, staged, cleansed and modelled. </text:p>
      <text:p text:style-name="Standard"/>
      <text:p text:style-name="Standard">To retrevive the data that was needed, we used two diffrent api:s. One for the weather data and one for the bike data. </text:p>
      <text:p text:style-name="Standard"/>
      <text:p text:style-name="Standard">In the first step, which were “raw”, <text:s/>we extracted all the data from the api:s and saved it to folders for use in further steps. </text:p>
      <text:p text:style-name="Standard"/>
      <text:p text:style-name="Standard">In the harmonized stage, we filtred the data and picked out the columns and those values that we thought were needed for the project and prepared the data for being inserted into our database.</text:p>
      <text:p text:style-name="Standard"/>
      <text:p text:style-name="Standard">The third step, called staged, we created schemas and tables for the database and then inseted the data that we filted in the harmonized stage. </text:p>
      <text:p text:style-name="Standard"/>
      <text:p text:style-name="Standard">In the cleasing step, we worked with the inserted data, changing data types and adding columns.</text:p>
      <text:p text:style-name="Standard"/>
      <text:p text:style-name="Standard">The last step, which is modelled, Robert will now show you a example query of and what kind of information you can retrevive from our database. </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smus Andreasson</meta:initial-creator>
    <meta:creation-date>2021-08-22T16:09:37.53</meta:creation-date>
    <meta:document-statistic meta:table-count="0" meta:image-count="0" meta:object-count="0" meta:page-count="1" meta:paragraph-count="9" meta:word-count="188" meta:character-count="1057"/>
    <dc:date>2021-08-22T21:57:01.41</dc:date>
    <dc:creator>Rasmus Andreasson</dc:creator>
    <meta:editing-duration>PT1H22M1S</meta:editing-duration>
    <meta:editing-cycles>1</meta:editing-cycles>
    <meta:generator>OpenOffice/4.1.10$Win32 OpenOffice.org_project/4110m2$Build-9807</meta:generator>
  </office:meta>
</office:document-meta>
</file>